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UMNO4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OLUMNA</text:p>
          </table:table-cell>
          <table:table-cell table:style-name="ce1" office:value-type="string" calcext:value-type="string">
            <text:p>TIPO DE DATO</text:p>
          </table:table-cell>
          <table:table-cell table:style-name="ce1" office:value-type="string" calcext:value-type="string">
            <text:p><text:s/>DESCRIPCIÓ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DNI del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VARCHAR(20)</text:p>
          </table:table-cell>
          <table:table-cell table:style-name="ce2" office:value-type="string" calcext:value-type="string">
            <text:p>Nombre de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VARCHAR(30)</text:p>
          </table:table-cell>
          <table:table-cell table:style-name="ce2" office:value-type="string" calcext:value-type="string">
            <text:p>Apellidos del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ECHA_NAC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Fecha de nacimient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VARCHAR(20)</text:p>
          </table:table-cell>
          <table:table-cell table:style-name="ce2" office:value-type="string" calcext:value-type="string">
            <text:p>Dirección del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VARCHAR(20)</text:p>
          </table:table-cell>
          <table:table-cell table:style-name="ce2" office:value-type="string" calcext:value-type="string">
            <text:p>Población del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INT(1)</text:p>
          </table:table-cell>
          <table:table-cell table:style-name="ce2" office:value-type="string" calcext:value-type="string">
            <text:p>Curso del alumno (1,2,3,4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VARCHAR(3)</text:p>
          </table:table-cell>
          <table:table-cell table:style-name="ce2" office:value-type="string" calcext:value-type="string">
            <text:p>Nivel (ESO, BAC, DAW, DAM, ASI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CHAR(2)</text:p>
          </table:table-cell>
          <table:table-cell table:style-name="ce2" office:value-type="string" calcext:value-type="string">
            <text:p>Aula en la que está el alumn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TAS1</text:p>
          </table:table-cell>
          <table:table-cell table:style-name="ce2" office:value-type="string" calcext:value-type="string">
            <text:p>DECIMAL(2)</text:p>
          </table:table-cell>
          <table:table-cell table:style-name="ce2" office:value-type="string" calcext:value-type="string">
            <text:p>Faltas 1er trimestr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TAS2</text:p>
          </table:table-cell>
          <table:table-cell table:style-name="ce2" office:value-type="string" calcext:value-type="string">
            <text:p>DECIMAL(2)</text:p>
          </table:table-cell>
          <table:table-cell table:style-name="ce2" office:value-type="string" calcext:value-type="string">
            <text:p>Faltas 2er trimestr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TAS3</text:p>
          </table:table-cell>
          <table:table-cell table:style-name="ce2" office:value-type="string" calcext:value-type="string">
            <text:p>DECIMAL(2)</text:p>
          </table:table-cell>
          <table:table-cell table:style-name="ce2" office:value-type="string" calcext:value-type="string">
            <text:p>Faltas 3er trimest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Obtén todos los datos de los alumn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 Obtén los siguientes datos de los alumnos: DNI, NOMBRE, APELLIDOS, CURSO, NIVEL Y CL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 Obtén todos los datos de alumnos cuya población sea ‘GUADALAJARA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 Obtén el NOMBRE y APELLIDOS de todos los alumnos cuya población sea 'GUADALAJARA'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Consulta el DNI, NOMBRE, APELLIDOS, CURSO, NIVEL Y CLASE de todos los alumnos ordenados por APELLIDOS y NOMBRE ascendentement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QL &gt; SELECT * FROM ALUMNO405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QL &gt; SELECT DNI, NOMBRE, APELLIDO, CURSO, NIVEL, CLASE FROM ALUMNO405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QL &gt; SELECT * FROM ALUMNO405 WHEREPOBLACIÓN = ‘GUADALAJARA’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QL &gt; SELECT NOMBRE,APELLIDO FROM ALUMNO405 WHERE POBLACIÓN = ‘GUADALAJARA’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QL &gt; SELECT DNI,NOMBRE,APELLIDOS,CURSO,NIVEL,CLASE FROM ALUMNOS405 ORDER BY APELLIDOS ASC , NOMBRE ASC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9:44:50.370387782</meta:creation-date>
    <dc:date>2026-04-22T20:09:35.031867131</dc:date>
    <meta:editing-duration>PT12M2S</meta:editing-duration>
    <meta:editing-cycles>1</meta:editing-cycles>
    <meta:document-statistic meta:table-count="1" meta:cell-count="50" meta:object-count="0"/>
    <meta:generator>LibreOffice/24.2.7.2$Linux_X86_64 LibreOffice_project/420$Build-2</meta:generator>
  </office:meta>
</office:document-meta>
</file>